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style:use-window-font-color="true"/>
    </style:style>
    <style:style style:name="P2" style:family="paragraph" style:parent-style-name="Standard">
      <style:text-properties officeooo:paragraph-rsid="0011891e"/>
    </style:style>
    <style:style style:name="P3" style:family="paragraph" style:parent-style-name="Frame_20_contents">
      <style:text-properties style:use-window-font-color="true"/>
    </style:style>
    <style:style style:name="P4" style:family="paragraph" style:parent-style-name="Frame_20_contents">
      <style:paragraph-properties fo:margin-left="0.25in" fo:margin-right="0in" fo:text-indent="0in" style:auto-text-indent="false"/>
      <style:text-properties style:use-window-font-color="true"/>
    </style:style>
    <style:style style:name="P5" style:family="paragraph" style:parent-style-name="Frame_20_contents">
      <style:paragraph-properties fo:margin-top="0in" fo:margin-bottom="0in" loext:contextual-spacing="true" fo:line-height="100%" fo:text-align="center" style:justify-single-word="false"/>
      <style:text-properties style:use-window-font-color="true"/>
    </style:style>
    <style:style style:name="P6" style:family="paragraph" style:parent-style-name="List_20_Paragraph" style:list-style-name="WWNum2"/>
    <style:style style:name="P7" style:family="paragraph" style:parent-style-name="List_20_Paragraph" style:list-style-name="WWNum2">
      <style:text-properties officeooo:rsid="0014035e" officeooo:paragraph-rsid="0014035e"/>
    </style:style>
    <style:style style:name="P8" style:family="paragraph" style:parent-style-name="List_20_Paragraph">
      <style:text-properties fo:color="#21409a" officeooo:rsid="0014035e" officeooo:paragraph-rsid="0014035e"/>
    </style:style>
    <style:style style:name="P9" style:family="paragraph" style:parent-style-name="List_20_Paragraph" style:list-style-name="WWNum1">
      <style:paragraph-properties fo:margin-top="0in" fo:margin-bottom="0in" loext:contextual-spacing="false" fo:line-height="100%" fo:text-align="center" style:justify-single-word="false"/>
      <style:text-properties fo:color="#000000"/>
    </style:style>
    <style:style style:name="P10" style:family="paragraph" style:parent-style-name="List_20_Paragraph" style:list-style-name="WWNum2">
      <style:paragraph-properties fo:margin-left="0in" fo:margin-right="0in" fo:text-indent="0in" style:auto-text-indent="false"/>
      <style:text-properties officeooo:paragraph-rsid="0014035e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Frame_20_contents">
      <style:text-properties fo:color="#ef413d"/>
    </style:style>
    <style:style style:name="P13" style:family="paragraph" style:parent-style-name="Frame_20_contents">
      <style:paragraph-properties fo:margin-top="0in" fo:margin-bottom="0in" loext:contextual-spacing="true" fo:line-height="100%"/>
    </style:style>
    <style:style style:name="P14" style:family="paragraph" style:parent-style-name="Frame_20_contents">
      <style:paragraph-properties fo:margin-top="0in" fo:margin-bottom="0in" loext:contextual-spacing="false" fo:line-height="100%"/>
    </style:style>
    <style:style style:name="P15" style:family="paragraph" style:parent-style-name="Frame_20_contents">
      <style:paragraph-properties fo:margin-left="0.25in" fo:margin-right="0in" fo:text-indent="0in" style:auto-text-indent="false"/>
      <style:text-properties style:use-window-font-color="true"/>
    </style:style>
    <style:style style:name="P16" style:family="paragraph" style:parent-style-name="Frame_20_contents">
      <style:paragraph-properties fo:margin-left="0.25in" fo:margin-right="0in" fo:text-indent="0in" style:auto-text-indent="false"/>
      <style:text-properties fo:color="#ef413d"/>
    </style:style>
    <style:style style:name="P17" style:family="paragraph" style:parent-style-name="Frame_20_contents">
      <style:paragraph-properties fo:margin-left="0in" fo:margin-right="0in" fo:text-indent="0in" style:auto-text-indent="false"/>
      <style:text-properties fo:color="#21409a" officeooo:rsid="00155382" officeooo:paragraph-rsid="00155382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officeooo:rsid="00136fa0" style:font-weight-asian="bold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text-position="super 58%"/>
    </style:style>
    <style:style style:name="T5" style:family="text">
      <style:text-properties style:use-window-font-color="true" officeooo:rsid="00155382"/>
    </style:style>
    <style:style style:name="T6" style:family="text">
      <style:text-properties style:use-window-font-color="true" officeooo:rsid="0014035e"/>
    </style:style>
    <style:style style:name="T7" style:family="text">
      <style:text-properties fo:color="#0563c1"/>
    </style:style>
    <style:style style:name="T8" style:family="text">
      <style:text-properties fo:color="#000000"/>
    </style:style>
    <style:style style:name="T9" style:family="text">
      <style:text-properties officeooo:rsid="00155382"/>
    </style:style>
    <style:style style:name="T10" style:family="text">
      <style:text-properties fo:color="#21409a"/>
    </style:style>
    <style:style style:name="T11" style:family="text">
      <style:text-properties fo:color="#21409a" officeooo:rsid="00155382"/>
    </style:style>
    <style:style style:name="T12" style:family="text">
      <style:text-properties fo:color="#21409a" officeooo:rsid="0014035e"/>
    </style:style>
    <style:style style:name="T13" style:family="text">
      <style:text-properties officeooo:rsid="00164640"/>
    </style:style>
    <style:style style:name="gr1" style:family="graphic">
      <style:graphic-properties draw:stroke="solid" svg:stroke-width="0.0071in" svg:stroke-color="#4472c4" draw:marker-end="msArrowEnd_20_5" draw:marker-end-width="0.0827in" draw:marker-end-center="false" draw:stroke-linejoin="miter" draw:fill="none" draw:textarea-vertical-align="top" draw:auto-grow-height="false" fo:min-height="0.6516in" fo:min-width="0.5839in" fo:padding-top="0.0492in" fo:padding-bottom="0.0492in" fo:padding-left="0.0984in" fo:padding-right="0.0984in" fo:wrap-option="wrap" fo:margin-left="0.2083in" fo:margin-right="0.1346in" fo:margin-top="0in" fo:margin-bottom="0.0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8.4in" fo:min-width="3.5445in" fo:padding-top="0.05in" fo:padding-bottom="0.05in" fo:padding-left="0.1in" fo:padding-right="0.1in" fo:wrap-option="wrap" fo:margin-left="0.1252in" fo:margin-right="0.1563in" fo:margin-top="0.05in" fo:margin-bottom="0.0811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ustom-shape text:anchor-type="paragraph" draw:z-index="1" draw:name="Text Box 2" draw:style-name="gr2" draw:text-style-name="P19" svg:width="3.7441in" svg:height="8.4996in" svg:x="1.7354in" svg:y="-0.2335in"><text:p text:style-name="P3"><text:span text:style-name="T2">Storyboard </text:span><text:span text:style-name="T1">Walkthrough From User Standpoint:</text:span></text:p><text:list xml:id="list612190663" text:style-name="WWNum2"><text:list-item><text:p text:style-name="P6"><text:span text:style-name="T3">As an user, I will log unto the home page first using URL </text:span><text:a xlink:type="simple" xlink:href="http://www.masslottomicroscope.com/" text:style-name="Internet_20_link" text:visited-style-name="Visited_20_Internet_20_Link"><text:span text:style-name="T7">www.masslottomicroscope.com</text:span></text:a><text:span text:style-name="T3">. I will see navigation bar to the left, which will direct me to all the webpages present on the website. <text:s/></text:span></text:p></text:list-item></text:list><text:p text:style-name="List_20_Paragraph"><text:span text:style-name="T3"/></text:p><text:p text:style-name="P8">Additional Information should include how to review the statistics provided, and brief presentation where data is coming from.</text:p><text:list xml:id="list141936022953984" text:continue-numbering="true" text:style-name="WWNum2"><text:list-header><text:p text:style-name="P7"><text:span text:style-name="T3"/></text:p><text:p text:style-name="P10"><text:span text:style-name="T6"><text:s text:c="7"/></text:span><text:span text:style-name="T12">1B. <text:s/>As an user, I would </text:span><text:span text:style-name="T11">go on the “History”</text:span><text:span text:style-name="T12"> webpage <text:s text:c="2"/></text:span><text:span text:style-name="T11"><text:s text:c="8"/></text:span><text:span text:style-name="T12">to understand </text:span><text:span text:style-name="T11">a brief history of lottery, plus see web links to lottery system.</text:span></text:p></text:list-header></text:list><text:p text:style-name="P4">2<text:span text:style-name="T9">A</text:span>. As an user, I can take a look at lottery generated graphs to see how the patterns of frequency and volume of winning numbers have been in the past. If I wish to have more information particularly for ra<text:bookmark text:name="_GoBack"/>w files, I can go to the Statistics webpage and proceed to download files, or see other facts based on stored historical lottery numbers.</text:p><text:p text:style-name="P17">Added for sprint1: As an user, I also can either select or filter <text:span text:style-name="T13">for more dynamic or interactive graphs.</text:span></text:p><text:p text:style-name="P4">2C. As an user, I can find out download raw files, and derive my own equation. <text:s/>I can also find out other fun facts based on historical lottery numbers, and find out my probabilistic birthday values.</text:p><text:p text:style-name="P4"><text:s/>2D. As an user, I can determine how valuable this website is and make the necessary donations with radio buttons for my selected values.</text:p><text:p text:style-name="P4">2E. As an user, I can contact the administrator with additional questions or request more information.</text:p><text:p text:style-name="P12"><text:s text:c="7"/>3. <text:s/>As an user, if I want to create an profile and post comments, and create my own security question and answer as well.</text:p><text:p text:style-name="P16">*<text:span text:style-name="T13">Removing the log on due to time constraints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Connector: Curved 3" draw:style-name="gr1" draw:text-style-name="P18" svg:width="0.7815in" svg:height="0.7504in" svg:x="3.6437in" svg:y="0.0102in"><text:p/><draw:enhanced-geometry draw:mirror-horizontal="true" draw:mirror-vertical="false" svg:viewBox="0 0 0 0" draw:text-areas="0 0 ?f5 ?f6" draw:type="ooxml-curvedConnector3" draw:modifiers="104867" draw:enhanced-path="M 0 0 C ?f1 0 ?f0 ?f7 ?f0 ?f4 ?f0 ?f3 ?f2 ?f6 ?f5 ?f6 F N"><draw:equation draw:name="f0" draw:formula="logwidth*$0 /100000"/><draw:equation draw:name="f1" draw:formula="(0+?f0 )/2"/><draw:equation draw:name="f2" draw:formula="(logwidth+?f0 )/2"/><draw:equation draw:name="f3" draw:formula="logheight*3/4"/><draw:equation draw:name="f4" draw:formula="logheight/2"/><draw:equation draw:name="f5" draw:formula="logwidth"/><draw:equation draw:name="f6" draw:formula="logheight"/><draw:equation draw:name="f7" draw:formula="logheight/4"/><draw:handle draw:handle-position="?f0 ?f4" draw:handle-range-x-maximum="2147483647" draw:handle-range-x-minimum="-2147483647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n Ching</meta:initial-creator>
    <meta:editing-cycles>5</meta:editing-cycles>
    <meta:creation-date>2019-03-15T20:49:00</meta:creation-date>
    <dc:date>2019-03-31T14:19:34.733000000</dc:date>
    <meta:editing-duration>PT41M5S</meta:editing-duration>
    <meta:generator>LibreOffice/5.4.0.3$Windows_X86_64 LibreOffice_project/7556cbc6811c9d992f4064ab9287069087d7f62c</meta:generator>
    <meta:document-statistic meta:table-count="0" meta:image-count="0" meta:object-count="0" meta:page-count="1" meta:paragraph-count="11" meta:word-count="273" meta:character-count="1572" meta:non-whitespace-character-count="12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